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id="id1" draw:layer="layout" svg:width="7.5cm" svg:height="2cm" svg:x="11.5cm" svg:y="2cm">
          <text:p text:style-name="P1">Connexion</text:p>
        </draw:ellipse>
        <draw:ellipse draw:style-name="gr1" draw:text-style-name="P1" draw:id="id2" draw:layer="layout" svg:width="7.5cm" svg:height="2cm" svg:x="4.5cm" svg:y="4.5cm">
          <text:p text:style-name="P1">Professeur</text:p>
        </draw:ellipse>
        <draw:ellipse draw:style-name="gr1" draw:text-style-name="P1" draw:id="id3" draw:layer="layout" svg:width="7.5cm" svg:height="2cm" svg:x="18.5cm" svg:y="4.5cm">
          <text:p text:style-name="P1">Eleve</text:p>
        </draw:ellipse>
        <draw:ellipse draw:style-name="gr1" draw:text-style-name="P1" draw:id="id4" draw:layer="layout" svg:width="3.5cm" svg:height="2cm" svg:x="10.9cm" svg:y="8.4cm">
          <text:p text:style-name="P1">Note</text:p>
        </draw:ellipse>
        <draw:ellipse draw:style-name="gr1" draw:text-style-name="P1" draw:id="id5" draw:layer="layout" svg:width="4cm" svg:height="2cm" svg:x="6cm" svg:y="8.3cm">
          <text:p text:style-name="P1">Contact</text:p>
        </draw:ellipse>
        <draw:ellipse draw:style-name="gr1" draw:text-style-name="P1" draw:id="id6" draw:layer="layout" svg:width="4cm" svg:height="2cm" svg:x="1.4cm" svg:y="8.3cm">
          <text:p text:style-name="P1">Theme</text:p>
        </draw:ellipse>
        <draw:ellipse draw:style-name="gr1" draw:text-style-name="P1" draw:id="id7" draw:layer="layout" svg:width="6cm" svg:height="2cm" svg:x="1cm" svg:y="11.9cm">
          <text:p text:style-name="P1">Création questions</text:p>
        </draw:ellipse>
        <draw:ellipse draw:style-name="gr1" draw:text-style-name="P1" draw:id="id13" draw:layer="layout" svg:width="7.5cm" svg:height="2cm" svg:x="18.7cm" svg:y="14.9cm">
          <text:p text:style-name="P1">Visualisation correction</text:p>
        </draw:ellipse>
        <draw:ellipse draw:style-name="gr1" draw:text-style-name="P1" draw:id="id9" draw:layer="layout" svg:width="4cm" svg:height="2cm" svg:x="15.5cm" svg:y="8cm">
          <text:p text:style-name="P1">Contact</text:p>
        </draw:ellipse>
        <draw:ellipse draw:style-name="gr1" draw:text-style-name="P1" draw:id="id10" draw:layer="layout" svg:width="4cm" svg:height="2cm" svg:x="20.5cm" svg:y="8cm">
          <text:p text:style-name="P1">Theme</text:p>
        </draw:ellipse>
        <draw:ellipse draw:style-name="gr1" draw:text-style-name="P1" draw:id="id8" draw:layer="layout" svg:width="6cm" svg:height="2cm" svg:x="1cm" svg:y="15cm">
          <text:p text:style-name="P1">Création réponses</text:p>
        </draw:ellipse>
        <draw:ellipse draw:style-name="gr1" draw:text-style-name="P1" draw:id="id12" draw:layer="layout" svg:width="7.5cm" svg:height="2cm" svg:x="18.7cm" svg:y="11.7cm">
          <text:p text:style-name="P1">Répondre questions</text:p>
        </draw:ellipse>
        <draw:ellipse draw:style-name="gr1" draw:text-style-name="P1" draw:id="id11" draw:layer="layout" svg:width="3.5cm" svg:height="2cm" svg:x="25.2cm" svg:y="8cm">
          <text:p text:style-name="P1">Note</text:p>
        </draw:ellipse>
        <draw:ellipse draw:style-name="gr1" draw:text-style-name="P1" draw:id="id14" draw:layer="layout" svg:width="5.5cm" svg:height="2cm" svg:x="9.9cm" svg:y="11.8cm">
          <text:p text:style-name="P1">Visualisation</text:p>
          <text:p text:style-name="P1">Note</text:p>
        </draw:ellipse>
        <draw:connector draw:style-name="gr2" draw:text-style-name="P1" draw:layer="layout" draw:type="curve" svg:x1="11.5cm" svg:y1="3cm" svg:x2="8.25cm" svg:y2="4.5cm" draw:start-shape="id1" draw:end-shape="id2" draw:end-glue-point="0" svg:d="m11500 3000c-2167 0-3250 500-3250 1500">
          <text:p/>
        </draw:connector>
        <draw:connector draw:style-name="gr2" draw:text-style-name="P1" draw:layer="layout" draw:type="curve" svg:x1="19cm" svg:y1="3cm" svg:x2="22.25cm" svg:y2="4.5cm" draw:start-shape="id1" draw:start-glue-point="1" draw:end-shape="id3" svg:d="m19000 3000c2167 0 3250 500 3250 1500">
          <text:p/>
        </draw:connector>
        <draw:connector draw:style-name="gr2" draw:text-style-name="P1" draw:layer="layout" draw:type="curve" svg:x1="8.25cm" svg:y1="6.5cm" svg:x2="12.65cm" svg:y2="8.4cm" draw:start-shape="id2" draw:start-glue-point="2" draw:end-shape="id4" draw:end-glue-point="0" svg:d="m8250 6500c0 1425 4400 475 4400 1900">
          <text:p/>
        </draw:connector>
        <draw:connector draw:style-name="gr2" draw:text-style-name="P1" draw:layer="layout" draw:type="curve" svg:x1="8.25cm" svg:y1="6.5cm" svg:x2="8cm" svg:y2="8.3cm" draw:start-shape="id2" draw:start-glue-point="2" draw:end-shape="id5" draw:end-glue-point="0" svg:d="m8250 6500c0 1350-250 450-250 1800">
          <text:p/>
        </draw:connector>
        <draw:connector draw:style-name="gr2" draw:text-style-name="P1" draw:layer="layout" draw:type="curve" svg:x1="8.25cm" svg:y1="6.5cm" svg:x2="3.4cm" svg:y2="8.3cm" draw:start-shape="id2" draw:start-glue-point="2" draw:end-shape="id6" draw:end-glue-point="0" svg:d="m8250 6500c0 1350-4850 450-4850 1800">
          <text:p/>
        </draw:connector>
        <draw:connector draw:style-name="gr2" draw:text-style-name="P1" draw:layer="layout" draw:type="curve" svg:x1="3.4cm" svg:y1="10.3cm" svg:x2="4cm" svg:y2="11.9cm" draw:start-shape="id6" draw:start-glue-point="2" draw:end-shape="id7" draw:end-glue-point="0" svg:d="m3400 10300c0 1200 600 400 600 1600">
          <text:p/>
        </draw:connector>
        <draw:connector draw:style-name="gr2" draw:text-style-name="P1" draw:layer="layout" draw:type="curve" svg:x1="4cm" svg:y1="13.9cm" svg:x2="4cm" svg:y2="15cm" draw:start-shape="id7" draw:start-glue-point="2" draw:end-shape="id8" draw:end-glue-point="0" svg:d="m4000 13900v1100">
          <text:p/>
        </draw:connector>
        <draw:connector draw:style-name="gr2" draw:text-style-name="P1" draw:layer="layout" draw:type="curve" svg:x1="22.25cm" svg:y1="6.5cm" svg:x2="17.5cm" svg:y2="8cm" draw:start-shape="id3" draw:start-glue-point="2" draw:end-shape="id9" draw:end-glue-point="0" svg:d="m22250 6500c0 1125-4750 375-4750 1500">
          <text:p/>
        </draw:connector>
        <draw:connector draw:style-name="gr2" draw:text-style-name="P1" draw:layer="layout" draw:type="curve" svg:x1="22.25cm" svg:y1="6.5cm" svg:x2="22.5cm" svg:y2="8cm" draw:end-shape="id10" draw:end-glue-point="0" svg:d="m22250 6500c0 750 250 0 250 1500">
          <text:p/>
        </draw:connector>
        <draw:connector draw:style-name="gr2" draw:text-style-name="P1" draw:layer="layout" draw:type="curve" svg:x1="22.25cm" svg:y1="6.5cm" svg:x2="26.95cm" svg:y2="8cm" draw:end-shape="id11" draw:end-glue-point="0" svg:d="m22250 6500c0 750 4700 0 4700 1500">
          <text:p/>
        </draw:connector>
        <draw:connector draw:style-name="gr2" draw:text-style-name="P1" draw:layer="layout" draw:type="curve" svg:x1="22.5cm" svg:y1="10cm" svg:x2="22.45cm" svg:y2="11.7cm" draw:start-shape="id10" draw:start-glue-point="2" draw:end-shape="id12" draw:end-glue-point="0" svg:d="m22500 10000c0 1275-50 425-50 1700">
          <text:p/>
        </draw:connector>
        <draw:connector draw:style-name="gr2" draw:text-style-name="P1" draw:layer="layout" draw:type="curve" svg:x1="22.45cm" svg:y1="13.7cm" svg:x2="22.45cm" svg:y2="14.9cm" draw:start-shape="id12" draw:start-glue-point="2" draw:end-shape="id13" draw:end-glue-point="0" svg:d="m22450 13700v1200">
          <text:p/>
        </draw:connector>
        <draw:connector draw:style-name="gr2" draw:text-style-name="P1" draw:layer="layout" draw:type="curve" svg:x1="12.65cm" svg:y1="10.4cm" svg:x2="12.65cm" svg:y2="11.8cm" draw:start-shape="id4" draw:start-glue-point="2" draw:end-shape="id14" svg:d="m12650 10400v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1-03T00:13:41.75</meta:creation-date>
    <dc:date>2017-01-03T00:38:16.30</dc:date>
    <meta:editing-duration>PT00H09M23S</meta:editing-duration>
    <meta:editing-cycles>1</meta:editing-cycles>
    <meta:document-statistic meta:object-count="27"/>
    <meta:generator>OpenOffice.org/3.1$Win32 OpenOffice.org_project/310m19$Build-9420</meta:generator>
  </office:meta>
</office:document-meta>
</file>